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bold" fo:background-color="transparent" style:font-size-asian="12pt" style:font-weight-asian="bold" style:font-name-complex="Arial" style:font-size-complex="12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officeooo:paragraph-rsid="001d6087" fo:background-color="transparent" style:font-size-asian="12pt" style:font-name-complex="Arial" style:font-size-complex="12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background-color="transparent" style:font-size-asian="12pt" style:font-name-complex="Arial" style:font-size-complex="12pt"/>
    </style:style>
    <style:style style:name="P4" style:family="paragraph" style:parent-style-name="Standard">
      <style:text-properties fo:color="#000000" loext:opacity="100%" fo:font-size="12pt" officeooo:rsid="001defb8" officeooo:paragraph-rsid="001defb8" fo:background-color="transparent" style:font-size-asian="12pt" style:font-name-complex="Arial" style:font-size-complex="12pt"/>
    </style:style>
    <style:style style:name="P5" style:family="paragraph" style:parent-style-name="Standard">
      <style:text-properties fo:color="#000000" loext:opacity="100%" fo:font-size="12pt" fo:background-color="transparent" style:font-size-asian="12pt" style:font-name-complex="Arial" style:font-size-complex="12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officeooo:rsid="00214307" officeooo:paragraph-rsid="00214307" fo:background-color="transparent" style:font-size-asian="12pt" style:font-name-complex="Arial" style:font-size-complex="12pt"/>
    </style:style>
    <style:style style:name="P7" style:family="paragraph" style:parent-style-name="Standard">
      <style:text-properties fo:color="#000000" loext:opacity="100%" fo:font-size="12pt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fo:font-size="12pt" officeooo:rsid="001defb8" officeooo:paragraph-rsid="001defb8" fo:background-color="transparent" style:font-size-asian="12pt" style:font-size-complex="12pt"/>
    </style:style>
    <style:style style:name="P9" style:family="paragraph" style:parent-style-name="Standard">
      <style:text-properties fo:color="#000000" loext:opacity="100%" fo:font-size="12pt" officeooo:paragraph-rsid="001defb8" fo:background-color="transparent" style:font-size-asian="12pt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fo:font-size="12pt" officeooo:paragraph-rsid="001d6087" fo:background-color="transparent" style:font-size-asian="12pt" style:font-size-complex="12pt"/>
    </style:style>
    <style:style style:name="P11" style:family="paragraph" style:parent-style-name="Standard">
      <style:text-properties fo:color="#000000" loext:opacity="100%" fo:font-size="12pt" fo:font-weight="bold" fo:background-color="transparent" style:font-size-asian="12pt" style:font-weight-asian="bold" style:font-size-complex="12pt"/>
    </style:style>
    <style:style style:name="P12" style:family="paragraph" style:parent-style-name="Standard">
      <style:text-properties fo:color="#000000" loext:opacity="100%" fo:font-size="12pt" fo:font-weight="normal" officeooo:paragraph-rsid="001f645c" fo:background-color="transparent" style:font-size-asian="12pt" style:font-weight-asian="normal" style:font-size-complex="12pt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fo:background-color="transparent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214307" officeooo:paragraph-rsid="00214307" fo:background-color="transparent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text-properties fo:color="#000000" loext:opacity="100%" fo:background-color="transparent"/>
    </style:style>
    <style:style style:name="P16" style:family="paragraph" style:parent-style-name="Standard">
      <style:text-properties fo:color="#000000" loext:opacity="100%" officeooo:rsid="001defb8" officeooo:paragraph-rsid="001defb8" fo:background-color="transparent"/>
    </style:style>
    <style:style style:name="P17" style:family="paragraph" style:parent-style-name="Standard">
      <style:text-properties fo:color="#000000" loext:opacity="100%" officeooo:paragraph-rsid="001f645c"/>
    </style:style>
    <style:style style:name="T1" style:family="text">
      <style:text-properties fo:font-size="12pt" style:text-underline-style="solid" style:text-underline-width="auto" style:text-underline-color="font-color" fo:font-weight="bold" officeooo:rsid="001defb8" style:font-size-asian="12pt" style:font-weight-asian="bold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officeooo:rsid="0021bb4c" style:font-size-asian="12pt" style:font-weight-asian="bold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fo:background-color="transparent" loext:char-shading-value="0" style:font-size-asian="12pt" style:font-weight-asian="bold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officeooo:rsid="001f645c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1d6087" style:font-size-asian="12pt" style:font-weight-asian="bold" style:font-size-complex="12pt"/>
    </style:style>
    <style:style style:name="T8" style:family="text">
      <style:text-properties fo:font-size="12pt" fo:font-weight="bold" officeooo:rsid="001defb8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1bb4c" style:font-size-asian="12pt" style:font-weight-asian="bold" style:font-size-complex="12pt"/>
    </style:style>
    <style:style style:name="T1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12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f645c" fo:background-color="transparent" loext:char-shading-value="0" style:font-size-asian="12pt" style:font-weight-asian="bold" style:font-size-complex="12pt"/>
    </style:style>
    <style:style style:name="T14" style:family="text">
      <style:text-properties fo:font-size="12pt" style:text-underline-style="none" fo:font-weight="bold" officeooo:rsid="001f645c" fo:background-color="transparent" loext:char-shading-value="0" style:font-size-asian="12pt" style:font-weight-asian="bold" style:font-size-complex="12pt"/>
    </style:style>
    <style:style style:name="T15" style:family="text">
      <style:text-properties fo:font-size="12pt" style:text-underline-style="none" fo:font-weight="bold" officeooo:rsid="0021bb4c" style:font-size-asian="12pt" style:font-weight-asian="bold" style:font-size-complex="12pt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style:text-underline-style="solid" style:text-underline-width="auto" style:text-underline-color="font-color" fo:font-weight="bold" officeooo:rsid="001defb8" style:font-weight-asian="bold"/>
    </style:style>
    <style:style style:name="T18" style:family="text">
      <style:text-properties style:text-underline-style="solid" style:text-underline-width="auto" style:text-underline-color="font-color" fo:font-weight="bold" officeooo:rsid="00214307" style:font-weight-asian="bold"/>
    </style:style>
    <style:style style:name="T19" style:family="text">
      <style:text-properties style:text-underline-style="solid" style:text-underline-width="auto" style:text-underline-color="font-color" fo:font-weight="bold" officeooo:rsid="001d6087" style:font-weight-asian="bold"/>
    </style:style>
    <style:style style:name="T20" style:family="text">
      <style:text-properties style:text-underline-style="solid" style:text-underline-width="auto" style:text-underline-color="font-color" officeooo:rsid="001f645c"/>
    </style:style>
    <style:style style:name="T21" style:family="text">
      <style:text-properties style:text-underline-style="solid" style:text-underline-width="auto" style:text-underline-color="font-color" officeooo:rsid="00214307"/>
    </style:style>
    <style:style style:name="T22" style:family="text">
      <style:text-properties style:text-underline-style="none" fo:font-weight="bold" officeooo:rsid="001defb8" style:font-weight-asian="bold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officeooo:rsid="001defb8" style:font-weight-asian="bold"/>
    </style:style>
    <style:style style:name="T25" style:family="text">
      <style:text-properties officeooo:rsid="001f645c"/>
    </style:style>
    <style:style style:name="T26" style:family="text">
      <style:text-properties officeooo:rsid="001defb8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21bb4c"/>
    </style:style>
    <style:style style:name="T29" style:family="text">
      <style:text-properties officeooo:rsid="0021f2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9">UT1</text:span></text:p>
      <text:p text:style-name="P11">1º Definición del lenguaje de marcas: </text:p>
      <text:p text:style-name="P8">Tipo de lenguaje que combina información en texto, generalmente, con estructura o la forma en la que la información se presenta u ordena.</text:p>
      <text:p text:style-name="P15"><text:span text:style-name="T6">2º </text:span><text:span text:style-name="T7">Contestar Verdadero o Falso</text:span></text:p>
      <text:p text:style-name="P7">Las etiquetas o marcas se suelen presentar al usuario final:</text:p>
      <text:p text:style-name="P8">Falso</text:p>
      <text:p text:style-name="P11">3º Diferencias entre lenguaje de programación y lenguajes de marcas.</text:p>
      <text:p text:style-name="P16">Los lenguajes de marca no hacen ningún tipo de operación con la información que tratan, solo la ordenan.</text:p>
      <text:p text:style-name="P11">4º Nombrar los tres tipos de lenguajes de marcas.</text:p>
      <text:p text:style-name="P8">Orientados a presentación, procedurales y descriptivos.</text:p>
      <text:p text:style-name="P11">5º Cuales son los lenguajes mas usados por los procesadores de textos.</text:p>
      <text:p text:style-name="P8">Son los lenguajes orientados a presentación.</text:p>
      <text:p text:style-name="P15"><text:span text:style-name="T6">6º Las marcas de los lenguajes orientados a presentación siempre se muestran. </text:span><text:span text:style-name="T7">V ó F</text:span></text:p>
      <text:p text:style-name="P8">Falso</text:p>
      <text:p text:style-name="P11">7º Los lenguajes que permiten definir macros y sus rutinas son: </text:p>
      <text:p text:style-name="P8">Los lenguajes procedurales.</text:p>
      <text:p text:style-name="P11">8º <text:s/>En los lenguajes descriptivos que describen: </text:p>
      <text:p text:style-name="P8">Lo que está representando la información con la que están trabajando.</text:p>
      <text:p text:style-name="P11">9º Definicion de lenguajes orientados a presentación</text:p>
      <text:p text:style-name="P4">Tipo de lenguaje de marca que se dedica a como se presenta la información, como por ejemplo, cómo se podría representar un texto en cursiva.</text:p>
      <text:p text:style-name="P11">10º En los lenguajes descriptivos las marcas sirven para</text:p>
      <text:p text:style-name="P8">Describir la información que representan.</text:p>
      <text:p text:style-name="P11">11º El nombre de los lenguajes de marcas procede de </text:p>
      <text:p text:style-name="P12"><text:span text:style-name="T26">la posibilidad de incorporar anotaciones en información digital, de la misma manera que se venía haciendo ya en papel.</text:span></text:p>
      <text:p text:style-name="P12"><text:soft-page-break/><text:span text:style-name="T23">12º SGML es un descendiente de </text:span><text:span text:style-name="T17">GML</text:span><text:span text:style-name="T23"> propuesto por </text:span><text:span text:style-name="T17">IBM</text:span></text:p>
      <text:p text:style-name="P7"><text:span text:style-name="T23">13º La organización europea para la investicacion nuclear (CERN) a finales de los 8 creo </text:span><text:span text:style-name="T17">lenguaje de marcado</text:span><text:span text:style-name="T23"> pensado para</text:span><text:span text:style-name="T16"> </text:span><text:span text:style-name="T17">compartir información</text:span><text:span text:style-name="T16"> </text:span><text:span text:style-name="T23">usando </text:span><text:span text:style-name="T17">las redes de computadores</text:span><text:span text:style-name="T23"> y de forma mas genera</text:span><text:span text:style-name="T24">l </text:span><text:span text:style-name="T17">a través de Internet.</text:span></text:p>
      <text:p text:style-name="P7"><text:span text:style-name="T23">14º HTML esta basado en algunos principios </text:span><text:span text:style-name="T24">de </text:span><text:span text:style-name="T17">SGML</text:span></text:p>
      <text:p text:style-name="P9"><text:span text:style-name="T23">15º En 1998 el consorcio </text:span><text:span text:style-name="T17">W3C</text:span><text:span text:style-name="T23"> hizo publico un nuevo estándar denominado </text:span><text:span text:style-name="T17">XML</text:span><text:span text:style-name="T22"> </text:span><text:span text:style-name="T23">mas sencillo que </text:span><text:span text:style-name="T17">SGML</text:span><text:span text:style-name="T23"> y mas potente qu</text:span><text:span text:style-name="T24">e </text:span><text:span text:style-name="T17">HTML</text:span></text:p>
      <text:p text:style-name="P7"><text:span text:style-name="T23">16º Nombra los 3 terminos para dividir las partes de un documento de lenguajes de marcas</text:span></text:p>
      <text:p text:style-name="P8">Los tres terminos son: etiquetas, elementos y atributos.</text:p>
      <text:p text:style-name="P11">17º las etiquetas van entre los símbolos</text:p>
      <text:p text:style-name="P8"><text:span text:style-name="T28">m</text:span>enor que (&lt;) y mayor que (&gt;).</text:p>
      <text:p text:style-name="P15"><text:span text:style-name="T6">18º Los elementos representa</text:span><text:span text:style-name="T8">n</text:span><text:span text:style-name="T6"> </text:span><text:span text:style-name="T1">estructuras</text:span><text:span text:style-name="T6"> que organizan el </text:span><text:span text:style-name="T8">documento o acciones q</text:span><text:span text:style-name="T10">u</text:span><text:span text:style-name="T8">e </text:span><text:span text:style-name="T3">se desencadenan cuando el programa navegador interpreta el documento</text:span><text:span text:style-name="T10">.</text:span></text:p>
      <text:p text:style-name="P17"><text:span text:style-name="T11">19º Un atributo es un p</text:span><text:span text:style-name="T12">ar </text:span><text:span text:style-name="T2">nombre-valor</text:span><text:span text:style-name="T9"> </text:span><text:span text:style-name="T12">q</text:span><text:span text:style-name="T11">ue se encuentra dentro de </text:span><text:span text:style-name="T4">la etiqueta de inicio de un elemento</text:span><text:span text:style-name="T11"> e indica las propiedades que puede lleva</text:span><text:span text:style-name="T13">r </text:span><text:span text:style-name="T5">asociadas a los elementos</text:span><text:span text:style-name="T14">.</text:span></text:p>
      <text:p text:style-name="P1">20º ¿Cuál es la función de la ISO?</text:p>
      <text:p text:style-name="P5">Es la estandarización de normas y productos para empresas u organizaciones a nivel internacional.</text:p>
      <text:p text:style-name="P1">21º¿Cuál es la función de la W3C?</text:p>
      <text:p text:style-name="P3">Es tutelar el crecimiento y organización de la web. </text:p>
      <text:p text:style-name="P1">22º Que organización creo el XML</text:p>
      <text:p text:style-name="P3">Fue la W3C.</text:p>
      <text:p text:style-name="P1">23º Una pagina web esta compuesta por</text:p>
      <text:p text:style-name="P5">Información en texto, multimedia y/o hiperenlaces, y podría tener datos de estilo o aplicaciones embebidas. </text:p>
      <text:p text:style-name="P1">24º El contendio de la pagina web puede ser predeterminado, entonces seria una pagina web <text:span text:style-name="T20">estática</text:span><text:span text:style-name="T25">.</text:span></text:p>
      <text:p text:style-name="P1"><text:span text:style-name="T29">S</text:span>i el contenido se genera <text:s/>en el momento de su visualización serie una pagina web <text:span text:style-name="T20">dinámica</text:span><text:span text:style-name="T25">.</text:span></text:p>
      <text:p text:style-name="P1"><text:soft-page-break/></text:p>
      <text:p text:style-name="P1">25º La gramática que tiene en común todos los documentos de un lenguaje de marcas que definen¿?<text:span text:style-name="T27"/></text:p>
      <text:p text:style-name="P13">El marcado permitido en esa clase, el marcado requerido y cómo debe ser utilizado dicho marcado en esa instancia del documento.</text:p>
      <text:p text:style-name="P1">26º <text:s/>Que significan las siglas del DTD</text:p>
      <text:p text:style-name="P3">Significan "Definición de Tipo de Documento".</text:p>
      <text:p text:style-name="P1">27º Que establecen las reglas del DTD</text:p>
      <text:p text:style-name="P3">Establecen qué combinaciones de símbolos elementales son sintácticamente correctas.</text:p>
      <text:p text:style-name="P1">28º Nombra las DTD que especifica la W3C</text:p>
      <text:p text:style-name="P5">Estricta, transicional o flexible y para documentos de macros. </text:p>
      <text:p text:style-name="P1">29º Une con flechas</text:p>
      <text:p text:style-name="P2">DTD estricta<text:tab/><text:tab/><text:tab/><text:tab/><text:tab/><text:tab/><text:tab/>Frames</text:p>
      <text:p text:style-name="P2">DTD transicional<text:tab/><text:tab/><text:tab/><text:tab/><text:tab/><text:tab/>Desaprobadas</text:p>
      <text:p text:style-name="P2">DTD para documentos con marcos<text:tab/><text:tab/><text:tab/> <text:s text:c="12"/>Flexible</text:p>
      <text:p text:style-name="P11">30º Definicion de XML Schema</text:p>
      <text:p text:style-name="P6">Es un lenguaje de esquema más complejo y más potente, basado en la gramática para proporcionar una potencia expresiva mayor que la DTD.</text:p>
      <text:p text:style-name="P1">31º Verdadero o falso</text:p>
      <text:p text:style-name="P1">Con XSD los esquemas son mas sencillos de leer y escribir: </text:p>
      <text:p text:style-name="P14">Falso</text:p>
      <text:p text:style-name="P3"><text:span text:style-name="T23">32º PSVI se puede utilizar para transformar el documento en </text:span><text:span text:style-name="T18">una jerarquía de objetos</text:span><text:span text:style-name="T23"> a los cuales se puede acceder a través de </text:span><text:span text:style-name="T18">un lenguaje de programación orientada a objetos.</text:span></text:p>
      <text:p text:style-name="P3"><text:span text:style-name="T23">33ª ¿El XML Schema que incluye?</text:span></text:p>
      <text:p text:style-name="P6">Incluye el vocabulario, el contenido de modelo y los tipos de datos.</text:p>
      <text:p text:style-name="P1">34º Define RELAX NG</text:p>
      <text:p text:style-name="P6">Es un lenguaje de esquema basado en la gramática, muy intuitivo y más fácil de entender que el XML Schem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</meta:initial-creator>
    <meta:editing-cycles>18</meta:editing-cycles>
    <meta:creation-date>2012-09-24T12:44:00</meta:creation-date>
    <dc:date>2023-09-26T16:37:31.217000000</dc:date>
    <meta:editing-duration>PT1H12M44S</meta:editing-duration>
    <meta:generator>LibreOffice/7.6.0.3$Windows_X86_64 LibreOffice_project/69edd8b8ebc41d00b4de3915dc82f8f0fc3b6265</meta:generator>
    <meta:document-statistic meta:table-count="0" meta:image-count="0" meta:object-count="0" meta:page-count="3" meta:paragraph-count="66" meta:word-count="713" meta:character-count="4300" meta:non-whitespace-character-count="36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